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490000002A3ADFB933BD942EA4D.eps" manifest:media-type="image/x-eps"/>
  <manifest:file-entry manifest:full-path="Pictures/2000000200000490000002A385AEAB9FB63BFC6A.eps" manifest:media-type="image/x-eps"/>
  <manifest:file-entry manifest:full-path="Pictures/100000000000054C0000038CDBD2F0695AEC22B0.png" manifest:media-type="image/png"/>
  <manifest:file-entry manifest:full-path="Pictures/2000000200000490000002A30EC0BCBF0876A8A8.eps" manifest:media-type="image/x-ep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5.268cm, 0cm, 7.387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7.916cm, 0cm, 7.681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4.097cm, 0cm, 13.861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8.39cm" svg:height="7cm" svg:x="0.4cm" svg:y="13.6cm">
          <draw:image xlink:href="Pictures/2000000200000490000002A30EC0BCBF0876A8A8.eps" xlink:type="simple" xlink:show="embed" xlink:actuate="onLoad">
            <text:p/>
          </draw:image>
        </draw:frame>
        <draw:frame draw:style-name="gr2" draw:text-style-name="P1" draw:layer="layout" svg:width="7.528cm" svg:height="7cm" svg:x="20.272cm" svg:y="13.8cm">
          <draw:image xlink:href="Pictures/2000000200000490000002A385AEAB9FB63BFC6A.eps" xlink:type="simple" xlink:show="embed" xlink:actuate="onLoad">
            <text:p/>
          </draw:image>
        </draw:frame>
        <draw:frame draw:style-name="gr3" draw:text-style-name="P1" draw:layer="layout" svg:width="3.913cm" svg:height="7.038cm" svg:x="12.8cm" svg:y="13.562cm">
          <draw:image xlink:href="Pictures/2000000200000490000002A3ADFB933BD942EA4D.eps" xlink:type="simple" xlink:show="embed" xlink:actuate="onLoad">
            <text:p/>
          </draw:image>
        </draw:frame>
        <draw:frame draw:style-name="gr4" draw:text-style-name="P2" draw:layer="layout" svg:width="0.875cm" svg:height="0.962cm" svg:x="10cm" svg:y="16cm">
          <draw:text-box>
            <text:p>+</text:p>
          </draw:text-box>
        </draw:frame>
        <draw:frame draw:style-name="gr4" draw:text-style-name="P2" draw:layer="layout" svg:width="0.875cm" svg:height="0.962cm" svg:x="18cm" svg:y="16cm">
          <draw:text-box>
            <text:p>=</text:p>
          </draw:text-box>
        </draw:frame>
        <draw:frame draw:style-name="gr5" draw:text-style-name="P2" draw:layer="layout" svg:width="2.335cm" svg:height="0.962cm" svg:x="1.6cm" svg:y="12.2cm">
          <draw:text-box>
            <text:p>Cmcm</text:p>
          </draw:text-box>
        </draw:frame>
        <draw:frame draw:style-name="gr6" draw:text-style-name="P2" draw:layer="layout" svg:width="2.157cm" svg:height="0.962cm" svg:x="24.6cm" svg:y="12.2cm">
          <draw:text-box>
            <text:p>Pnma</text:p>
          </draw:text-box>
        </draw:frame>
        <draw:line draw:style-name="gr7" draw:text-style-name="P1" draw:layer="layout" svg:x1="12.4cm" svg:y1="20.6cm" svg:x2="12.4cm" svg:y2="13.4cm">
          <text:p/>
        </draw:line>
        <draw:line draw:style-name="gr7" draw:text-style-name="P1" draw:layer="layout" svg:x1="12.4cm" svg:y1="20.6cm" svg:x2="17cm" svg:y2="20.6cm">
          <text:p/>
        </draw:line>
        <draw:frame draw:style-name="gr8" draw:text-style-name="P2" draw:layer="layout" svg:width="0.82cm" svg:height="0.962cm" svg:x="11.38cm" svg:y="14.238cm">
          <draw:text-box>
            <text:p>x</text:p>
          </draw:text-box>
        </draw:frame>
        <draw:frame draw:style-name="gr9" draw:text-style-name="P2" draw:layer="layout" svg:width="0.82cm" svg:height="0.962cm" svg:x="17.4cm" svg:y="19.8cm">
          <draw:text-box>
            <text:p>y</text:p>
          </draw:text-box>
        </draw:frame>
        <draw:frame draw:style-name="gr10" draw:text-style-name="P3" draw:layer="layout" svg:width="19.856cm" svg:height="13.295cm" svg:x="4.144cm" svg:y="0.2cm">
          <draw:image xlink:href="Pictures/100000000000054C0000038CDBD2F0695AEC22B0.png" xlink:type="simple" xlink:show="embed" xlink:actuate="onLoad">
            <text:p/>
          </draw:image>
        </draw:frame>
        <draw:line draw:style-name="gr7" draw:text-style-name="P1" draw:layer="layout" svg:x1="16.087cm" svg:y1="12.4cm" svg:x2="15.2cm" svg:y2="14.2cm">
          <text:p/>
        </draw:lin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0T15:35:09.508637850</meta:creation-date>
    <dc:date>2019-05-29T14:53:37.911856693</dc:date>
    <meta:editing-duration>PT46M4S</meta:editing-duration>
    <meta:editing-cycles>15</meta:editing-cycles>
    <meta:generator>LibreOffice/5.1.6.2$Linux_X86_64 LibreOffice_project/10m0$Build-2</meta:generator>
    <meta:document-statistic meta:object-count="36"/>
  </office:meta>
</office:document-meta>
</file>